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4f06" officeooo:paragraph-rsid="000a4f06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a4f06" officeooo:paragraph-rsid="000a4f0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ontent of index.html</text:p>
      <text:p text:style-name="P1"><text:span text:style-name="T1"/></text:p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title&gt; CSCI 3342 Quiz #1 &lt;/title&gt;</text:span></text:p>
      <text:p text:style-name="P1"><text:span text:style-name="T1">&lt;link rel="stylesheet" type="text/css" href="forQuiz1.css" /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div id="header"&gt;</text:span></text:p>
      <text:p text:style-name="P1"><text:span text:style-name="T1">&lt;h1&gt;The photo (left) and its explanation (right)&lt;/h1&gt;</text:span></text:p>
      <text:p text:style-name="P1"><text:span text:style-name="T1">&lt;/div&gt;</text:span></text:p>
      <text:p text:style-name="P1"><text:span text:style-name="T1">&lt;div id="left-side"&gt;</text:span></text:p>
      <text:p text:style-name="P1"><text:span text:style-name="T1">&lt;img src="birds.png" alt=”Different birds” /&gt;</text:span></text:p>
      <text:p text:style-name="P1"><text:span text:style-name="T1">&lt;/div&gt;</text:span></text:p>
      <text:p text:style-name="P1"><text:span text:style-name="T1">&lt;div id="right-side"&gt;</text:span></text:p>
      <text:p text:style-name="P1"><text:span text:style-name="T1">A composite image showing the diversity of birds; 17 biological orders are depicted in this image (from top, left to right):Musophagiformes, Pelecaniformes, Phaethontiformes, Accipitriformes, Gruiformes, Galliformes, Columbiformes, Apodiformes, Charadriiformes, Casuariiformes, Psittaciformes, Phoenicopteriformes, Sphenisciformes, Pelecaniformes, Suliformes, Passeriformes, Strigiformes, Piciformes.</text:span></text:p>
      <text:p text:style-name="P1"><text:span text:style-name="T1">&lt;/div&gt;</text:span></text:p>
      <text:p text:style-name="P1"><text:span text:style-name="T1">&lt;div id="footer"&gt;</text:span></text:p>
      <text:p text:style-name="P1"><text:span text:style-name="T1">&lt;h3&gt;Ulvi Bajarani, ulvi9595@yandex.ru&lt;/h3&gt;</text:span></text:p>
      <text:p text:style-name="P1"><text:span text:style-name="T1">&lt;/div&gt;</text:span></text:p>
      <text:p text:style-name="P1"><text:span text:style-name="T1">&lt;/body&gt;</text:span></text:p>
      <text:p text:style-name="P1"><text:span text:style-name="T1">&lt;/html&gt;</text:span></text:p>
      <text:p text:style-name="P2">The content of forQuiz1.css</text:p>
      <text:p text:style-name="P1"><text:span text:style-name="T1"/></text:p>
      <text:p text:style-name="P1"><text:span text:style-name="T1">#header {</text:span></text:p>
      <text:p text:style-name="P1"><text:span text:style-name="T1">background-color: grey;</text:span></text:p>
      <text:p text:style-name="P1"><text:span text:style-name="T1">color: white;</text:span></text:p>
      <text:p text:style-name="P1"><text:span text:style-name="T1">text-align: center;</text:span></text:p>
      <text:p text:style-name="P1"><text:span text:style-name="T1">}</text:span></text:p>
      <text:p text:style-name="P1"><text:span text:style-name="T1">#left-side {</text:span></text:p>
      <text:p text:style-name="P1"><text:span text:style-name="T1">float: left;</text:span></text:p>
      <text:p text:style-name="P1"><text:span text:style-name="T1">margin-left: 20px;</text:span></text:p>
      <text:p text:style-name="P1"><text:span text:style-name="T1">margin-top: 20px;</text:span></text:p>
      <text:p text:style-name="P1"><text:span text:style-name="T1">}</text:span></text:p>
      <text:p text:style-name="P1"><text:span text:style-name="T1">#right-side {</text:span></text:p>
      <text:p text:style-name="P1"><text:span text:style-name="T1">background-color: green;</text:span></text:p>
      <text:p text:style-name="P1"><text:span text:style-name="T1">color: white;</text:span></text:p>
      <text:p text:style-name="P1"><text:span text:style-name="T1">float: right;</text:span></text:p>
      <text:p text:style-name="P1"><text:span text:style-name="T1">margin-right: 20px;</text:span></text:p>
      <text:p text:style-name="P1"><text:span text:style-name="T1">width: 275px;</text:span></text:p>
      <text:p text:style-name="P1"><text:span text:style-name="T1">height: 383px;</text:span></text:p>
      <text:p text:style-name="P1"><text:span text:style-name="T1">margin-top: 20px;</text:span></text:p>
      <text:p text:style-name="P1"><text:span text:style-name="T1">}</text:span></text:p>
      <text:p text:style-name="P1"><text:span text:style-name="T1">#footer {</text:span></text:p>
      <text:p text:style-name="P1"><text:span text:style-name="T1">position: absolute;</text:span></text:p>
      <text:p text:style-name="P1"><text:span text:style-name="T1">bottom: 1;</text:span></text:p>
      <text:p text:style-name="P1"><text:span text:style-name="T1">width: 1143px;</text:span></text:p>
      <text:p text:style-name="P1"><text:span text:style-name="T1">height: 60px;</text:span></text:p>
      <text:p text:style-name="P1"><text:span text:style-name="T1">background-color: black;</text:span></text:p>
      <text:p text:style-name="P1"><text:span text:style-name="T1">color: white;</text:span></text:p>
      <text:p text:style-name="P1"><text:span text:style-name="T1">margin-top: 420px;</text:span></text:p>
      <text:p text:style-name="P1"><text:span text:style-name="T1">margin-left: 95px;</text:span></text:p>
      <text:p text:style-name="P1"><text:span text:style-name="T1">margin-right: 95px;</text:span></text:p>
      <text:p text:style-name="P1"><text:span text:style-name="T1">text-align: center;</text:span></text:p>
      <text:p text:style-name="P1"><text:span text:style-name="T1">}</text:span></text:p>
      <text:p text:style-name="P1"><text:span text:style-name="T1">h3{</text:span></text:p>
      <text:p text:style-name="P1"><text:span text:style-name="T1"><text:tab/>opacity: 80%;</text:span></text:p>
      <text:p text:style-name="P1"><text:span text:style-name="T1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00:04:52.132000000</meta:creation-date>
    <dc:date>2020-06-03T00:11:52.151000000</dc:date>
    <meta:editing-duration>PT6M59S</meta:editing-duration>
    <meta:editing-cycles>4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57" meta:word-count="154" meta:character-count="1287" meta:non-whitespace-character-count="1189"/>
  </office:meta>
</office:document-meta>
</file>